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ca287"/>
    </style:style>
    <style:style style:name="P2" style:family="paragraph" style:parent-style-name="Standard">
      <style:paragraph-properties fo:text-align="center" style:justify-single-word="false"/>
      <style:text-properties fo:font-weight="bold" officeooo:paragraph-rsid="001ca287" style:font-weight-asian="bold" style:font-weight-complex="bold"/>
    </style:style>
    <style:style style:name="P3" style:family="paragraph" style:parent-style-name="Standard">
      <style:text-properties officeooo:paragraph-rsid="001cf1ad"/>
    </style:style>
    <style:style style:name="P4" style:family="paragraph" style:parent-style-name="Standard">
      <style:text-properties officeooo:paragraph-rsid="001ca287"/>
    </style:style>
    <style:style style:name="T1" style:family="text">
      <style:text-properties officeooo:rsid="001ca287"/>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officeooo:rsid="001ca287" style:font-style-asian="italic" style:font-weight-asian="normal" style:font-style-complex="italic" style:font-weight-complex="normal"/>
    </style:style>
    <style:style style:name="T5" style:family="text">
      <style:text-properties officeooo:rsid="001cf1ad"/>
    </style:style>
    <style:style style:name="T6" style:family="text">
      <style:text-properties officeooo:rsid="001d99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Pin</text:p>
      <text:p text:style-name="P1"/>
      <text:p text:style-name="P1">This module manages each pin that exists on the board, so you could create as many instances as board’<text:span text:style-name="T1">s</text:span> pins.</text:p>
      <text:p text:style-name="P1"/>
      <text:p text:style-name="P1">The main properties are:</text:p>
      <text:p text:style-name="P1"><text:span text:style-name="T2">Board</text:span>: Instance of the <text:span text:style-name="T1">board</text:span>.</text:p>
      <text:p text:style-name="P1"><text:span text:style-name="T2">Pin</text:span>: pin number on the <text:span text:style-name="T1">board.</text:span></text:p>
      <text:p text:style-name="P1"><text:span text:style-name="T2">Mode</text:span>: Mode in which the pin will act, <text:span text:style-name="T1">one of (PIN_MODE_INPUT, PIN_MODE_OUTPUT, PIN_MODE_ANALOG, PIN_MODE_PWM, PIN_MODE_SERVO, PIN_MODE_SHIFT, PIN_MODE_ENCODER, PIN_MODE_PULLUP), the other pin modes don’t work on TPin.</text:span></text:p>
      <text:p text:style-name="P1"/>
      <text:p text:style-name="P1"><text:span text:style-name="T2">Pin</text:span> and <text:span text:style-name="T2">Mode</text:span> are checked only when trying to activate the corresponding instance, showing an error if it is the case, it is also checked if the pin is assigned to another TPin instance or belongs to an active module.</text:p>
      <text:p text:style-name="P1">When a pin is activated in an input mode, <text:span text:style-name="T3">pin reporting</text:span> is activated, <text:span text:style-name="T2">Reporting</text:span> <text:span text:style-name="T1">is true in this case.</text:span></text:p>
      <text:p text:style-name="P3"><text:span text:style-name="T6">If Reporting is enabled then </text:span>its value <text:span text:style-name="T6">is send </text:span>with the <text:span text:style-name="T2">OnPinValue</text:span> event. <text:span text:style-name="T5">When pin is digital the report is activated for all pins in the port. Reporting</text:span> can be disabled <text:span text:style-name="T1">calling</text:span> <text:span text:style-name="T2">ReportPin</text:span> function <text:span text:style-name="T1">with </text:span><text:span text:style-name="T4">false</text:span>, but if the pin is digital, reporting will not be deactivated <text:span text:style-name="T5">if one of the pin’s port is on reporting status</text:span>, but <text:span text:style-name="T2">OnPinValue</text:span> event will <text:span text:style-name="T6">not be launched</text:span> on that pin.</text:p>
      <text:p text:style-name="P3">The <text:span text:style-name="T2">State</text:span> and <text:span text:style-name="T2">Value</text:span> <text:span text:style-name="T5">read only </text:span>properties return the last value written and read on the pin.</text:p>
      <text:p text:style-name="P3"/>
      <text:p text:style-name="P3"><text:span text:style-name="T2">WriteValue</text:span> <text:span text:style-name="T5">function </text:span>is used to write a value in a <text:span text:style-name="T5">digital or analog </text:span>pin, if the pin is in any of the output modes, the value to be written is automatically adjusted to the resolution of that mode. The <text:span text:style-name="T2">OnPinState</text:span> event is launched with the <text:span text:style-name="T2">askPinState</text:span> function, it returns the <text:span text:style-name="T3">mode</text:span> and <text:span text:style-name="T3">state</text:span> of the pin. <text:s/>When a TPin instance is deactivated, it is checked if reporting <text:span text:style-name="T5">pin is </text:span>active, <text:span text:style-name="T5">reporting</text:span> is deactivated if <text:span text:style-name="T5">posible (look Reporting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7:48:33.562961288</meta:creation-date>
    <dc:date>2019-05-23T21:46:04.438727026</dc:date>
    <meta:editing-duration>PT22M34S</meta:editing-duration>
    <meta:editing-cycles>2</meta:editing-cycles>
    <meta:generator>LibreOffice/6.0.7.3$Linux_X86_64 LibreOffice_project/00m0$Build-3</meta:generator>
    <meta:document-statistic meta:table-count="0" meta:image-count="0" meta:object-count="0" meta:page-count="1" meta:paragraph-count="11" meta:word-count="283" meta:character-count="1635" meta:non-whitespace-character-count="1362"/>
  </office:meta>
</office:document-meta>
</file>